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Maneuverability </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4">Population/defense growth</text:p>
        </text:list-item>
        <text:list-item>
          <text:p text:style-name="P4">Credits</text:p>
        </text:list-item>
        <text:list-item>
          <text:p text:style-name="P4">Missiles</text:p>
        </text:list-item>
        <text:list-item>
          <text:p text:style-name="P4">All ship types</text:p>
        </text:list-item>
        <text:list-item>
          <text:p text:style-name="P4">Enemy ship spawning</text:p>
        </text:list-item>
        <text:list-item>
          <text:p text:style-name="P4"><text:soft-page-break/>Ship upgrades</text:p>
        </text:list-item>
        <text:list-item>
          <text:p text:style-name="P3">Sound</text:p>
        </text:list-item>
        <text:list-item>
          <text:p text:style-name="P3">AI that can fly capitals</text:p>
        </text:list-item>
        <text:list-item>
          <text:p text:style-name="P3">Title screen</text:p>
        </text:list-item>
        <text:list-item>
          <text:p text:style-name="P3">Victory condition</text:p>
        </text:list-item>
        <text:list-item>
          <text:p text:style-name="P3">Defeat condition</text:p>
        </text:list-item>
        <text:list-item>
          <text:p text:style-name="P4">Ship self-repa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11:22:26.51</dc:date>
    <dc:creator>Eric Brown</dc:creator>
    <meta:editing-duration>P1DT11H2M10S</meta:editing-duration>
    <meta:editing-cycles>16</meta:editing-cycles>
    <meta:generator>LibreOffice/3.5$Windows_x86 LibreOffice_project/7e68ba2-a744ebf-1f241b7-c506db1-7d53735</meta:generator>
    <meta:document-statistic meta:table-count="0" meta:image-count="0" meta:object-count="0" meta:page-count="2" meta:paragraph-count="30" meta:word-count="257" meta:character-count="1370" meta:non-whitespace-character-count="1163"/>
  </office:meta>
</office:document-meta>
</file>